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1EAEC04A516B265B47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JetBrains Mono" svg:font-family="'JetBrains Mono'" style:font-family-generic="modern"/>
    <style:font-face style:name="Arial1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1" svg:font-family="'JetBrains Mono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6.942cm, 1.669cm, -0.199cm)" draw:image-opacity="3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opacity="0%" draw:fill-color="#5983b0" draw:opacity="26%" draw:textarea-horizontal-align="justify" draw:textarea-vertical-align="middle" draw:auto-grow-height="false" fo:min-height="16.186cm" fo:min-width="14.078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fo:border="none"/>
    </style:style>
    <style:style style:name="gr8" style:family="graphic" style:parent-style-name="standard">
      <style:graphic-properties draw:textarea-vertical-align="bottom" fo:border="none"/>
    </style:style>
    <style:style style:name="gr9" style:family="graphic" style:parent-style-name="standard">
      <style:graphic-properties draw:textarea-vertical-align="middle" fo:border="none"/>
    </style:style>
    <style:style style:name="P1" style:family="paragraph">
      <style:paragraph-properties fo:margin-left="0cm" fo:margin-right="0cm" fo:line-height="100%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2" fo:font-size="10pt" style:font-name-asian="Arial2" style:font-size-asian="10pt" style:font-name-complex="Arial2" style:font-size-complex="10pt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" fo:font-size="10pt" style:font-name-asian="Arial2" style:font-size-asian="10pt" style:font-name-complex="Arial2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0000"/>
    </style:style>
    <style:style style:name="P6" style:family="paragraph">
      <loext:graphic-properties draw:fill-color="#5983b0" draw:opacity="26%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start"/>
      <style:text-properties fo:color="#000000" style:text-line-through-style="none" style:text-line-through-type="none" fo:font-family="'Courier New'" style:font-style-name="Обычный" style:font-family-generic="modern" fo:font-size="10pt" fo:font-style="normal" style:text-underline-style="none"/>
    </style:style>
    <style:style style:name="P9" style:family="paragraph">
      <style:paragraph-properties fo:text-align="start"/>
      <style:text-properties fo:color="#111111" style:text-line-through-style="none" style:text-line-through-type="none" fo:font-family="'Courier New'" style:font-style-name="Обычный" style:font-family-generic="modern" fo:font-size="10pt" fo:font-style="normal" style:text-underline-style="none"/>
    </style:style>
    <style:style style:name="P10" style:family="paragraph">
      <style:paragraph-properties fo:text-align="start"/>
      <style:text-properties fo:color="#111111" style:text-line-through-style="none" style:text-line-through-type="none" fo:font-family="Arial" style:font-style-name="Обычный" style:font-family-generic="swiss" fo:font-size="10pt" fo:font-style="normal" style:text-underline-style="none"/>
    </style:style>
    <style:style style:name="P11" style:family="paragraph">
      <style:paragraph-properties fo:text-align="center"/>
      <style:text-properties fo:color="#ff0000" fo:font-size="13pt" fo:font-weight="bold"/>
    </style:style>
    <style:style style:name="P12" style:family="paragraph">
      <style:paragraph-properties fo:text-align="start"/>
      <style:text-properties fo:color="#005500" style:text-line-through-style="none" style:text-line-through-type="none" fo:font-family="Arial" style:font-style-name="Обычный" style:font-family-generic="swiss" fo:font-size="10pt" fo:font-style="normal" style:text-underline-style="none"/>
    </style:style>
    <style:style style:name="P13" style:family="paragraph">
      <style:paragraph-properties fo:text-align="start"/>
      <style:text-properties fo:color="#666666" style:text-line-through-style="none" style:text-line-through-type="none" fo:font-family="Arial" style:font-style-name="Обычный" style:font-family-generic="swiss" fo:font-size="9pt" fo:font-style="normal" style:text-underline-style="none"/>
    </style:style>
    <style:style style:name="P14" style:family="paragraph">
      <style:paragraph-properties fo:text-align="end"/>
      <style:text-properties fo:color="#b2b2b2" style:text-line-through-style="none" style:text-line-through-type="none" fo:font-family="Arial" style:font-style-name="Обычный" style:font-family-generic="swiss" fo:font-size="14pt" fo:font-style="normal" style:text-underline-style="none" fo:font-weight="bold"/>
    </style:style>
    <style:style style:name="P15" style:family="paragraph">
      <style:paragraph-properties fo:text-align="start"/>
      <style:text-properties fo:color="#3465a4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P16" style:family="paragraph">
      <style:paragraph-properties fo:text-align="start"/>
      <style:text-properties fo:color="#c9211e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T1" style:family="text">
      <style:text-properties fo:font-variant="normal" fo:text-transform="none" fo:color="#999999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urseName_Field" form:control-implementation="ooo:com.sun.star.form.component.TextField" xml:id="control1" form:id="control1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QuestionCodeField" form:control-implementation="ooo:com.sun.star.form.component.TextField" xml:id="control2" form:id="control2" form:readonly="true" form:current-value="Code" form:value="Cod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nswerCodeField_0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0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0" form:control-implementation="ooo:com.sun.star.form.component.CheckBox" xml:id="control5" form:id="control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1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1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8" form:id="control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4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4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4" form:control-implementation="ooo:com.sun.star.form.component.CheckBox" xml:id="control11" form:id="control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5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5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5" form:control-implementation="ooo:com.sun.star.form.component.CheckBox" xml:id="control14" form:id="control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2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2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2" form:control-implementation="ooo:com.sun.star.form.component.CheckBox" xml:id="control17" form:id="control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3" form:control-implementation="ooo:com.sun.star.form.component.Text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3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3" form:control-implementation="ooo:com.sun.star.form.component.CheckBox" xml:id="control20" form:id="control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correctAnswersField" form:control-implementation="ooo:com.sun.star.form.component.TextField" xml:id="control21" form:id="control21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orrectAnswerBox_1" form:control-implementation="ooo:com.sun.star.form.component.CheckBox" xml:id="control22" form:id="control22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2" form:control-implementation="ooo:com.sun.star.form.component.CheckBox" xml:id="control23" form:id="control23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3" form:control-implementation="ooo:com.sun.star.form.component.CheckBox" xml:id="control24" form:id="control24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4" form:control-implementation="ooo:com.sun.star.form.component.CheckBox" xml:id="control25" form:id="control25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5" form:control-implementation="ooo:com.sun.star.form.component.CheckBox" xml:id="control26" form:id="control26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0" form:control-implementation="ooo:com.sun.star.form.component.CheckBox" xml:id="control27" form:id="control27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EnableVisible" office:value-type="boolean" office:boolean-value="fals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QuestionTextField" form:control-implementation="ooo:com.sun.star.form.component.TextField" xml:id="control28" form:id="control28" form:readonly="true" form:current-value="QuestionTextField" form:value="QuestionTextFiel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estionID_Field" form:control-implementation="ooo:com.sun.star.form.component.TextField" xml:id="control29" form:id="control29" form:disabled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unnamed0" form:control-implementation="ooo:com.sun.star.form.component.TextField" xml:id="control30" form:id="control30" form:disabled="true" form:readonly="true" form:current-value="ID : " form:value="ID : 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umberOfQuestionsField" form:control-implementation="ooo:com.sun.star.form.component.TextField" xml:id="control31" form:id="control31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uestionNumberField" form:control-implementation="ooo:com.sun.star.form.component.TextField" xml:id="control32" form:id="control32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2.374cm" svg:height="0.645cm" svg:x="15.032cm" svg:y="3.574cm">
          <draw:text-box>
            <text:p text:style-name="P1"><text:span text:style-name="T1">option(s)</text:span></text:p>
          </draw:text-box>
        </draw:frame>
        <draw:frame draw:style-name="gr2" draw:text-style-name="P3" draw:layer="layout" svg:width="1.949cm" svg:height="0.649cm" svg:x="23.565cm" svg:y="3.567cm">
          <draw:text-box>
            <text:p text:style-name="P1"><text:span text:style-name="T2">Question</text:span></text:p>
          </draw:text-box>
        </draw:frame>
        <draw:frame draw:style-name="gr1" draw:text-style-name="P3" draw:layer="layout" svg:width="1.226cm" svg:height="0.645cm" svg:x="26.416cm" svg:y="3.563cm">
          <draw:text-box>
            <text:p text:style-name="P1"><text:span text:style-name="T3">from</text:span></text:p>
          </draw:text-box>
        </draw:frame>
        <draw:frame draw:style-name="gr3" draw:text-style-name="P4" draw:layer="layout" svg:width="4.742cm" svg:height="2.393cm" svg:x="24.41cm" svg:y="0.66cm">
          <draw:image xlink:href="Pictures/1000000000000368000001EAEC04A516B265B47F.jpg" xlink:type="simple" xlink:show="embed" xlink:actuate="onLoad" loext:mime-type="image/jpeg">
            <text:p/>
          </draw:image>
        </draw:frame>
        <draw:control draw:style-name="gr4" draw:text-style-name="P5" draw:layer="controls" svg:width="1cm" svg:height="1.5cm" svg:x="27.192cm" svg:y="12.951cm" draw:control="control24"/>
        <draw:control draw:style-name="gr4" draw:text-style-name="P5" draw:layer="controls" svg:width="1cm" svg:height="1.5cm" svg:x="27.139cm" svg:y="7.556cm" draw:control="control22"/>
        <draw:control draw:style-name="gr4" draw:text-style-name="P5" draw:layer="controls" svg:width="1cm" svg:height="1.5cm" svg:x="27.192cm" svg:y="10.44cm" draw:control="control23"/>
        <draw:control draw:style-name="gr4" draw:text-style-name="P5" draw:layer="controls" svg:width="1cm" svg:height="1.5cm" svg:x="27.034cm" svg:y="15.755cm" draw:control="control25"/>
        <draw:control draw:style-name="gr4" draw:text-style-name="P5" draw:layer="controls" svg:width="1cm" svg:height="1.5cm" svg:x="27.113cm" svg:y="18.5cm" draw:control="control26"/>
        <draw:control draw:style-name="gr4" draw:text-style-name="P5" draw:layer="controls" svg:width="1cm" svg:height="1.5cm" svg:x="27.166cm" svg:y="5.027cm" draw:control="control27"/>
        <draw:custom-shape draw:style-name="gr5" draw:text-style-name="P6" draw:layer="layout" svg:width="14.578cm" svg:height="16.436cm" svg:x="14.122cm" svg:y="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cm" svg:y1="4.233cm" svg:x2="28.7cm" svg:y2="4.145cm">
          <text:p/>
        </draw:line>
        <draw:control draw:style-name="gr7" draw:text-style-name="P8" draw:layer="controls" svg:width="13.014cm" svg:height="15.406cm" svg:x="1cm" svg:y="4.594cm" draw:control="control2"/>
        <draw:control draw:style-name="gr7" draw:text-style-name="P9" draw:layer="controls" svg:width="13cm" svg:height="2cm" svg:x="15.4cm" svg:y="5cm" draw:control="control3"/>
        <draw:control draw:style-name="gr7" draw:text-style-name="P10" draw:layer="controls" svg:width="13cm" svg:height="0.6cm" svg:x="15.4cm" svg:y="4.4cm" draw:control="control4"/>
        <draw:control draw:style-name="gr4" draw:text-style-name="P5" draw:layer="controls" svg:width="0.35cm" svg:height="0.35cm" svg:x="14.55cm" svg:y="4.7cm" draw:control="control5"/>
        <draw:control draw:style-name="gr7" draw:text-style-name="P9" draw:layer="controls" svg:width="13cm" svg:height="2cm" svg:x="15.4cm" svg:y="7.7cm" draw:control="control6"/>
        <draw:control draw:style-name="gr7" draw:text-style-name="P10" draw:layer="controls" svg:width="13cm" svg:height="0.6cm" svg:x="15.4cm" svg:y="7.1cm" draw:control="control7"/>
        <draw:control draw:style-name="gr4" draw:text-style-name="P11" draw:layer="controls" svg:width="0.35cm" svg:height="0.35cm" svg:x="14.55cm" svg:y="7.4cm" draw:control="control8"/>
        <draw:control draw:style-name="gr7" draw:text-style-name="P9" draw:layer="controls" svg:width="13cm" svg:height="2cm" svg:x="15.4cm" svg:y="15.8cm" draw:control="control9"/>
        <draw:control draw:style-name="gr7" draw:text-style-name="P10" draw:layer="controls" svg:width="13cm" svg:height="0.6cm" svg:x="15.4cm" svg:y="15.2cm" draw:control="control10"/>
        <draw:control draw:style-name="gr4" draw:text-style-name="P5" draw:layer="controls" svg:width="0.35cm" svg:height="0.35cm" svg:x="14.55cm" svg:y="15.5cm" draw:control="control11"/>
        <draw:control draw:style-name="gr7" draw:text-style-name="P9" draw:layer="controls" svg:width="13cm" svg:height="2cm" svg:x="15.4cm" svg:y="18.5cm" draw:control="control12"/>
        <draw:control draw:style-name="gr7" draw:text-style-name="P10" draw:layer="controls" svg:width="13cm" svg:height="0.6cm" svg:x="15.4cm" svg:y="17.9cm" draw:control="control13"/>
        <draw:control draw:style-name="gr4" draw:text-style-name="P5" draw:layer="controls" svg:width="0.35cm" svg:height="0.35cm" svg:x="14.55cm" svg:y="18cm" draw:control="control14"/>
        <draw:control draw:style-name="gr7" draw:text-style-name="P9" draw:layer="controls" svg:width="13cm" svg:height="2cm" svg:x="15.4cm" svg:y="10.4cm" draw:control="control15"/>
        <draw:control draw:style-name="gr7" draw:text-style-name="P10" draw:layer="controls" svg:width="13cm" svg:height="0.6cm" svg:x="15.4cm" svg:y="9.8cm" draw:control="control16"/>
        <draw:control draw:style-name="gr4" draw:text-style-name="P5" draw:layer="controls" svg:width="0.35cm" svg:height="0.35cm" svg:x="14.55cm" svg:y="10.1cm" draw:control="control17"/>
        <draw:control draw:style-name="gr7" draw:text-style-name="P9" draw:layer="controls" svg:width="13cm" svg:height="2cm" svg:x="15.4cm" svg:y="13.1cm" draw:control="control18"/>
        <draw:control draw:style-name="gr7" draw:text-style-name="P10" draw:layer="controls" svg:width="13cm" svg:height="0.6cm" svg:x="15.4cm" svg:y="12.5cm" draw:control="control19"/>
        <draw:control draw:style-name="gr4" draw:text-style-name="P5" draw:layer="controls" svg:width="0.35cm" svg:height="0.35cm" svg:x="14.55cm" svg:y="12.8cm" draw:control="control20"/>
        <draw:control draw:style-name="gr7" draw:text-style-name="P12" draw:layer="controls" svg:width="13.045cm" svg:height="2.002cm" svg:x="1.003cm" svg:y="2.101cm" draw:control="control28"/>
        <draw:control draw:style-name="gr7" draw:text-style-name="P13" draw:layer="controls" svg:width="12.298cm" svg:height="0.597cm" svg:x="1.75cm" svg:y="1.376cm" draw:control="control29"/>
        <draw:control draw:style-name="gr7" draw:text-style-name="P13" draw:layer="controls" svg:width="0.617cm" svg:height="0.597cm" svg:x="1cm" svg:y="1.376cm" draw:control="control30"/>
        <draw:control draw:style-name="gr8" draw:text-style-name="P14" draw:layer="controls" svg:width="12.139cm" svg:height="0.906cm" svg:x="15.625cm" svg:y="0.928cm" draw:control="control1"/>
        <draw:control draw:style-name="gr9" draw:text-style-name="P15" draw:layer="controls" svg:width="0.891cm" svg:height="0.402cm" svg:x="27.744cm" svg:y="3.673cm" draw:control="control31"/>
        <draw:control draw:style-name="gr9" draw:text-style-name="P15" draw:layer="controls" svg:width="0.825cm" svg:height="0.408cm" svg:x="25.483cm" svg:y="3.697cm" draw:control="control32"/>
        <draw:control draw:style-name="gr9" draw:text-style-name="P16" draw:layer="controls" svg:width="0.367cm" svg:height="0.645cm" svg:x="14.567cm" svg:y="3.413cm" draw:control="control21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JetBrains Mono" svg:font-family="'JetBrains Mono'" style:font-family-generic="modern"/>
    <style:font-face style:name="Arial1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1" svg:font-family="'JetBrains Mono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20:23:48.860000000</meta:creation-date>
    <meta:editing-cycles>55</meta:editing-cycles>
    <meta:editing-duration>PT2H58M40S</meta:editing-duration>
    <dc:date>2023-06-06T23:12:31.858000000</dc:date>
    <meta:generator>LibreOffice/6.4.7.2$Windows_x86 LibreOffice_project/639b8ac485750d5696d7590a72ef1b496725cfb5</meta:generator>
    <meta:document-statistic meta:object-count="38"/>
  </office:meta>
</office:document-meta>
</file>